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automatic"/>
      <style:text-properties style:text-underline-style="solid" style:text-underline-type="single"/>
    </style:style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4.841875cm"/>
    </style:style>
    <style:style style:name="co3" style:family="table-column">
      <style:table-column-properties fo:break-before="auto" style:column-width="4.81541666666667cm"/>
    </style:style>
    <style:style style:name="co4" style:family="table-column">
      <style:table-column-properties fo:break-before="auto" style:column-width="3.730625cm"/>
    </style:style>
    <style:style style:name="co5" style:family="table-column">
      <style:table-column-properties fo:break-before="auto" style:column-width="3.86291666666667cm"/>
    </style:style>
    <style:style style:name="co6" style:family="table-column">
      <style:table-column-properties fo:break-before="auto" style:column-width="5.42395833333333cm"/>
    </style:style>
    <style:style style:name="co7" style:family="table-column">
      <style:table-column-properties fo:break-before="auto" style:column-width="9.18104166666667cm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Dame_los_datos_en_una_hoja_de_c" table:style-name="ta1">
        <table:table-column table:style-name="co1" table:number-columns-repeated="4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011" table:default-cell-style-name="ce2"/>
        <table:table-column table:style-name="co8" table:number-columns-repeated="15360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Apellido Paterno</text:p>
          </table:table-cell>
          <table:table-cell office:value-type="string" table:style-name="ce2">
            <text:p>Apellido Materno</text:p>
          </table:table-cell>
          <table:table-cell office:value-type="string" table:style-name="ce2">
            <text:p>Nombres</text:p>
          </table:table-cell>
          <table:table-cell office:value-type="string" table:style-name="ce2">
            <text:p>Razon Social</text:p>
          </table:table-cell>
          <table:table-cell office:value-type="string" table:style-name="ce2">
            <text:p>Tipo Documento</text:p>
          </table:table-cell>
          <table:table-cell office:value-type="string" table:style-name="ce2">
            <text:p>Numero Documento</text:p>
          </table:table-cell>
          <table:table-cell office:value-type="string" table:style-name="ce2">
            <text:p>Complemento</text:p>
          </table:table-cell>
          <table:table-cell office:value-type="string" table:style-name="ce2">
            <text:p>Extension</text:p>
          </table:table-cell>
          <table:table-cell office:value-type="string" table:style-name="ce2">
            <text:p>Monto</text:p>
          </table:table-cell>
          <table:table-cell office:value-type="string" table:style-name="ce2">
            <text:p>Tipo Respaldo</text:p>
          </table:table-cell>
          <table:table-cell office:value-type="string" table:style-name="ce2">
            <text:p>Documento Respaldo</text:p>
          </table:table-cell>
          <table:table-cell office:value-type="string" table:style-name="ce2">
            <text:p>Auto Conclusion</text:p>
          </table:table-cell>
          <table:table-cell table:number-columns-repeated="1637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Gómez</text:p>
          </table:table-cell>
          <table:table-cell office:value-type="string" table:style-name="ce2">
            <text:p>Ramírez</text:p>
          </table:table-cell>
          <table:table-cell office:value-type="string" table:style-name="ce2">
            <text:p>Carlos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12345678" table:style-name="ce2">
            <text:p>12345678</text:p>
          </table:table-cell>
          <table:table-cell office:value-type="string" table:style-name="ce2">
            <text:p>A</text:p>
          </table:table-cell>
          <table:table-cell office:value-type="string" table:style-name="ce2">
            <text:p>CB</text:p>
          </table:table-cell>
          <table:table-cell office:value-type="float" office:value="1234.56" table:style-name="ce2">
            <text:p>1234.5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jemplo</text:p>
          </table:table-cell>
          <table:table-cell office:value-type="string" table:style-name="ce2">
            <text:p>SOLO PARA SUSPENSION</text:p>
          </table:table-cell>
          <table:table-cell table:number-columns-repeated="1637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Pérez</text:p>
          </table:table-cell>
          <table:table-cell table:style-name="ce2"/>
          <table:table-cell office:value-type="string" table:style-name="ce2">
            <text:p>Ana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98765432" table:style-name="ce2">
            <text:p>98765432</text:p>
          </table:table-cell>
          <table:table-cell office:value-type="string" table:style-name="ce2">
            <text:p>A</text:p>
          </table:table-cell>
          <table:table-cell office:value-type="string" table:style-name="ce2">
            <text:p>LP</text:p>
          </table:table-cell>
          <table:table-cell office:value-type="float" office:value="567.89" table:style-name="ce2">
            <text:p>567.89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Ejemplo</text:p>
          </table:table-cell>
          <table:table-cell office:value-type="string" table:style-name="ce2">
            <text:p>SOLO PARA SUSPENSION</text:p>
          </table:table-cell>
          <table:table-cell table:number-columns-repeated="1637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Rodríguez</text:p>
          </table:table-cell>
          <table:table-cell office:value-type="string" table:style-name="ce2">
            <text:p>Vargas</text:p>
          </table:table-cell>
          <table:table-cell office:value-type="string" table:style-name="ce2">
            <text:p>Luis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11223344" table:style-name="ce2">
            <text:p>11223344</text:p>
          </table:table-cell>
          <table:table-cell office:value-type="string" table:style-name="ce2">
            <text:p>A</text:p>
          </table:table-cell>
          <table:table-cell office:value-type="string" table:style-name="ce2">
            <text:p>SC</text:p>
          </table:table-cell>
          <table:table-cell office:value-type="float" office:value="2345.67" table:style-name="ce2">
            <text:p>2345.67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jemplo</text:p>
          </table:table-cell>
          <table:table-cell office:value-type="string" table:style-name="ce2">
            <text:p>SOLO PARA SUSPENSION</text:p>
          </table:table-cell>
          <table:table-cell table:number-columns-repeated="16371"/>
        </table:table-row>
        <table:table-row table:style-name="ro2">
          <table:table-cell office:value-type="float" office:value="4" table:style-name="ce2">
            <text:p>4</text:p>
          </table:table-cell>
          <table:table-cell table:number-columns-repeated="3" table:style-name="ce2"/>
          <table:table-cell office:value-type="string" table:style-name="ce2">
            <text:p>Mi Empresa SRL</text:p>
          </table:table-cell>
          <table:table-cell office:value-type="float" office:value="1" table:style-name="ce2">
            <text:p>1</text:p>
          </table:table-cell>
          <table:table-cell office:value-type="float" office:value="4545555" table:style-name="ce2">
            <text:p>4545555</text:p>
          </table:table-cell>
          <table:table-cell table:number-columns-repeated="2" table:style-name="ce2"/>
          <table:table-cell office:value-type="float" office:value="2000" table:style-name="ce2">
            <text:p>2000</text:p>
          </table:table-cell>
          <table:table-cell office:value-type="float" office:value="2" table:style-name="ce3">
            <text:p>2</text:p>
          </table:table-cell>
          <table:table-cell office:value-type="string" table:style-name="ce2">
            <text:p>Ejemplo</text:p>
          </table:table-cell>
          <table:table-cell office:value-type="string" table:style-name="ce2">
            <text:p>SOLO PARA SUSPENSION</text:p>
          </table:table-cell>
          <table:table-cell table:number-columns-repeated="16371"/>
        </table:table-row>
        <table:table-row table:style-name="ro2">
          <table:table-cell table:number-columns-repeated="2" table:style-name="ce2"/>
          <table:table-cell table:style-name="ce3"/>
          <table:table-cell table:number-columns-repeated="1021" table:style-name="ce2"/>
          <table:table-cell table:number-columns-repeated="15360"/>
        </table:table-row>
        <table:table-row table:style-name="ro2">
          <table:table-cell table:number-columns-repeated="7" table:style-name="ce2"/>
          <table:table-cell table:style-name="ce3"/>
          <table:table-cell table:number-columns-repeated="2" table:style-name="ce2"/>
          <table:table-cell table:style-name="ce3"/>
          <table:table-cell table:number-columns-repeated="1013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TIPO DOCUMENTO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table:number-columns-repeated="2" table:style-name="ce2"/>
          <table:table-cell office:value-type="string" table:style-name="ce2">
            <text:p>1 – NIT (Jurídica)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table:number-columns-repeated="2" table:style-name="ce2"/>
          <table:table-cell office:value-type="string" table:style-name="ce2">
            <text:p>2 – Cédula de Identidad (Natural)</text:p>
          </table:table-cell>
          <table:table-cell table:number-columns-repeated="5" table:style-name="ce2"/>
          <table:table-cell table:style-name="ce3"/>
          <table:table-cell table:number-columns-repeated="1015" table:style-name="ce2"/>
          <table:table-cell table:number-columns-repeated="15360"/>
        </table:table-row>
        <table:table-row table:style-name="ro2">
          <table:table-cell table:number-columns-repeated="2" table:style-name="ce2"/>
          <table:table-cell office:value-type="string" table:style-name="ce2">
            <text:p>3 – RUC (Jurídica)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table:number-columns-repeated="2" table:style-name="ce2"/>
          <table:table-cell office:value-type="string" table:style-name="ce2">
            <text:p>4 – Pasaporte (Natural)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table:number-columns-repeated="2" table:style-name="ce2"/>
          <table:table-cell office:value-type="string" table:style-name="ce2">
            <text:p>5 – C.I. Persona Extranjera (Natural)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EXTENSION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table:number-columns-repeated="2"/>
          <table:table-cell office:value-type="string" table:style-name="ce2">
            <text:p>CH – Chuquisaca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style-name="ce2">
            <text:p>LP – La Paz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style-name="ce2">
            <text:p>CB – Cochabamba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style-name="ce2">
            <text:p>OR – Oruro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style-name="ce2">
            <text:p>PO – Potosí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style-name="ce2">
            <text:p>TJ – Tarija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style-name="ce2">
            <text:p>SC – Santa Cruz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style-name="ce2">
            <text:p>BE – Beni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style-name="ce2">
            <text:p>PA – Pando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style-name="ce2">
            <text:p>PE – Persona Extranjera (Solo documento 2 y 5).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2">
            <text:p>TIPO RESPALDO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style-name="ce2">
            <text:p>1 – PIET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style-name="ce2">
            <text:p>2 – PC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style-name="ce2">
            <text:p>3 – AAPA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style-name="ce2">
            <text:p>4 – RS</text:p>
          </table:table-cell>
          <table:table-cell table:number-columns-repeated="16381"/>
        </table:table-row>
        <table:table-row table:number-rows-repeated="104854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9in" fo:margin-bottom="0.9839in" fo:margin-left="0.748in" fo:margin-right="0.748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creator>Gustavo</dc:creator>
    <dc:date>2025-05-25T08:12:09Z</dc:date>
    <meta:editing-cycles>12</meta:editing-cycles>
    <meta:editing-duration>PT6849S</meta:editing-duration>
  </office:meta>
</office:document-meta>
</file>